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3.01cm" table:align="center"/>
    </style:style>
    <style:style style:name="Tabelle1.A" style:family="table-column">
      <style:table-column-properties style:column-width="0.596cm"/>
    </style:style>
    <style:style style:name="Tabelle1.B" style:family="table-column">
      <style:table-column-properties style:column-width="1.808cm"/>
    </style:style>
    <style:style style:name="Tabelle1.C" style:family="table-column">
      <style:table-column-properties style:column-width="1.769cm"/>
    </style:style>
    <style:style style:name="Tabelle1.D" style:family="table-column">
      <style:table-column-properties style:column-width="2.662cm"/>
    </style:style>
    <style:style style:name="Tabelle1.E" style:family="table-column">
      <style:table-column-properties style:column-width="6.175cm"/>
    </style:style>
    <style:style style:name="Tabel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background-color="#ff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elle1.B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D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E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C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1.E5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6" style:family="table-row">
      <style:table-row-properties style:min-row-height="0.474cm"/>
    </style:style>
    <style:style style:name="Tabelle1.A6" style:family="table-cell">
      <style:table-cell-properties fo:background-color="#cc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elle1.B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1.C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1.D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1.E6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1.C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1.D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1.E7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8" style:family="table-cell">
      <style:table-cell-properties fo:background-color="#99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elle1.B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C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D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E8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C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D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E9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C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D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E10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C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D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E11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C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D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E12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C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D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E13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14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C14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D14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E14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15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C15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D15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1.E15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3.01cm" table:align="center"/>
    </style:style>
    <style:style style:name="Tabelle2.A" style:family="table-column">
      <style:table-column-properties style:column-width="0.596cm"/>
    </style:style>
    <style:style style:name="Tabelle2.B" style:family="table-column">
      <style:table-column-properties style:column-width="1.808cm"/>
    </style:style>
    <style:style style:name="Tabelle2.C" style:family="table-column">
      <style:table-column-properties style:column-width="1.769cm"/>
    </style:style>
    <style:style style:name="Tabelle2.D" style:family="table-column">
      <style:table-column-properties style:column-width="2.662cm"/>
    </style:style>
    <style:style style:name="Tabelle2.E" style:family="table-column">
      <style:table-column-properties style:column-width="6.175cm"/>
    </style:style>
    <style:style style:name="Tabel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eeeeee" fo:padding="0.097cm" fo:border="0.05pt solid #000000">
        <style:background-image/>
      </style:table-cell-properties>
    </style:style>
    <style:style style:name="Tabelle2.A2" style:family="table-cell">
      <style:table-cell-properties fo:background-color="#ff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elle2.B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D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E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C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D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E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C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E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C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e2.E5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6" style:family="table-row">
      <style:table-row-properties style:min-row-height="0.474cm"/>
    </style:style>
    <style:style style:name="Tabelle2.A6" style:family="table-cell">
      <style:table-cell-properties fo:background-color="#cc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elle2.B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2.C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2.D6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2.E6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2.C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2.D7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e2.E7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8" style:family="table-cell">
      <style:table-cell-properties fo:background-color="#99ffcc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elle2.B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C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D8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E8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C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D9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E9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C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D10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E10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C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D11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E11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C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D12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E12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C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D13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E13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14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C14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D14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E14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15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C15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D15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Tabelle2.E15" style:family="table-cell">
      <style:table-cell-properties fo:background-color="#99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DejaVu Sans" fo:font-size="10pt" officeooo:rsid="00142668" officeooo:paragraph-rsid="00142668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DejaVu Sans" fo:font-size="10pt" officeooo:rsid="00142668" officeooo:paragraph-rsid="00142668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DejaVu Sans" fo:font-size="10pt" officeooo:rsid="00142668" officeooo:paragraph-rsid="00230eaf" style:font-size-asian="10pt" style:font-size-complex="10pt"/>
    </style:style>
    <style:style style:name="P4" style:family="paragraph" style:parent-style-name="Table_20_Contents">
      <style:text-properties style:font-name="DejaVu Sans" fo:font-size="10pt" officeooo:rsid="00142668" officeooo:paragraph-rsid="00230eaf" style:font-size-asian="10pt" style:font-size-complex="10pt"/>
    </style:style>
    <style:style style:name="P5" style:family="paragraph" style:parent-style-name="Table_20_Contents">
      <style:text-properties style:font-name="DejaVu Sans" fo:font-size="10pt" fo:font-weight="bold" officeooo:rsid="00142668" officeooo:paragraph-rsid="00142668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DejaVu Sans" fo:font-size="10pt" fo:font-weight="bold" officeooo:rsid="00190d9d" officeooo:paragraph-rsid="00190d9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DejaVu Sans" fo:font-size="10pt" fo:font-weight="normal" officeooo:rsid="00142668" officeooo:paragraph-rsid="00142668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DejaVu Sans" fo:font-size="9pt" officeooo:rsid="0015d250" officeooo:paragraph-rsid="0015d250" style:font-size-asian="9pt" style:font-size-complex="9pt"/>
    </style:style>
    <style:style style:name="P9" style:family="paragraph" style:parent-style-name="Table_20_Contents">
      <style:text-properties style:font-name="DejaVu Sans" fo:font-size="9pt" officeooo:rsid="00230eaf" officeooo:paragraph-rsid="00230eaf" style:font-size-asian="9pt" style:font-size-complex="9pt"/>
    </style:style>
    <style:style style:name="P10" style:family="paragraph" style:parent-style-name="Table_20_Contents">
      <style:text-properties style:font-name="DejaVu Sans" fo:font-size="9pt" officeooo:rsid="0015d250" officeooo:paragraph-rsid="0015d250" style:font-size-asian="7.84999990463257pt" style:font-size-complex="9pt"/>
    </style:style>
    <style:style style:name="P11" style:family="paragraph" style:parent-style-name="Table_20_Contents">
      <style:text-properties style:font-name="DejaVu Sans" fo:font-size="11pt" fo:font-weight="normal" officeooo:rsid="0015d250" officeooo:paragraph-rsid="0015d250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DejaVu Sans" fo:font-size="11pt" officeooo:rsid="0015d250" officeooo:paragraph-rsid="0015d250" style:font-size-asian="11pt" style:font-size-complex="11pt"/>
    </style:style>
    <style:style style:name="P13" style:family="paragraph" style:parent-style-name="Table_20_Contents">
      <style:text-properties style:font-name="DejaVu Sans" fo:font-size="11pt" officeooo:rsid="00230eaf" officeooo:paragraph-rsid="00230eaf" style:font-size-asian="11pt" style:font-size-complex="11pt"/>
    </style:style>
    <style:style style:name="P14" style:family="paragraph" style:parent-style-name="Standard">
      <style:text-properties officeooo:paragraph-rsid="0028d4b3"/>
    </style:style>
    <style:style style:name="P15" style:family="paragraph" style:parent-style-name="Standard">
      <style:text-properties fo:font-size="10pt" officeooo:paragraph-rsid="0028d4b3" style:font-size-asian="8.75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10pt" officeooo:rsid="00142668" officeooo:paragraph-rsid="0028d4b3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142668" officeooo:paragraph-rsid="0028d4b3" style:font-size-asian="10pt" style:font-size-complex="10pt"/>
    </style:style>
    <style:style style:name="P18" style:family="paragraph" style:parent-style-name="Table_20_Contents">
      <style:text-properties style:font-name="DejaVu Sans" fo:font-size="10pt" officeooo:paragraph-rsid="0028d4b3" style:font-size-asian="10pt" style:font-size-complex="10pt"/>
    </style:style>
    <style:style style:name="P19" style:family="paragraph" style:parent-style-name="Table_20_Contents">
      <style:text-properties style:font-name="DejaVu Sans" fo:font-size="10pt" officeooo:rsid="0028d4b3" officeooo:paragraph-rsid="0028d4b3" style:font-size-asian="10pt" style:font-size-complex="10pt"/>
    </style:style>
    <style:style style:name="P20" style:family="paragraph" style:parent-style-name="Table_20_Contents">
      <style:text-properties style:font-name="DejaVu Sans" fo:font-size="10pt" fo:font-weight="bold" officeooo:rsid="00142668" officeooo:paragraph-rsid="0028d4b3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" fo:font-size="10pt" fo:font-weight="bold" officeooo:rsid="00190d9d" officeooo:paragraph-rsid="0028d4b3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DejaVu Sans" fo:font-size="10pt" fo:font-weight="normal" officeooo:rsid="00142668" officeooo:paragraph-rsid="0028d4b3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DejaVu Sans" fo:font-size="11pt" fo:font-weight="normal" officeooo:rsid="0015d250" officeooo:paragraph-rsid="0028d4b3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font-name="DejaVu Sans" fo:font-size="11pt" officeooo:rsid="0015d250" officeooo:paragraph-rsid="0028d4b3" style:font-size-asian="11pt" style:font-size-complex="11pt"/>
    </style:style>
    <style:style style:name="P25" style:family="paragraph" style:parent-style-name="Table_20_Contents">
      <style:text-properties style:font-name="DejaVu Sans" fo:font-size="11pt" officeooo:rsid="00230eaf" officeooo:paragraph-rsid="0028d4b3" style:font-size-asian="11pt" style:font-size-complex="11pt"/>
    </style:style>
    <style:style style:name="P26" style:family="paragraph" style:parent-style-name="Table_20_Contents">
      <style:text-properties style:font-name="DejaVu Sans" fo:font-size="9pt" officeooo:rsid="0015d250" officeooo:paragraph-rsid="0028d4b3" style:font-size-asian="9pt" style:font-size-complex="9pt"/>
    </style:style>
    <style:style style:name="P27" style:family="paragraph" style:parent-style-name="Table_20_Contents">
      <style:text-properties style:font-name="DejaVu Sans" fo:font-size="9pt" officeooo:rsid="00230eaf" officeooo:paragraph-rsid="0028d4b3" style:font-size-asian="9pt" style:font-size-complex="9pt"/>
    </style:style>
    <style:style style:name="P28" style:family="paragraph" style:parent-style-name="Table_20_Contents">
      <style:text-properties style:font-name="DejaVu Sans" fo:font-size="9pt" officeooo:rsid="0015d250" officeooo:paragraph-rsid="0028d4b3" style:font-size-asian="7.84999990463257pt" style:font-size-complex="9pt"/>
    </style:style>
    <style:style style:name="P29" style:family="paragraph" style:parent-style-name="Title">
      <style:text-properties fo:font-size="18pt" style:font-size-asian="18pt" style:font-size-complex="18pt"/>
    </style:style>
    <style:style style:name="P30" style:family="paragraph" style:parent-style-name="Heading_20_2">
      <style:text-properties officeooo:paragraph-rsid="0028d4b3"/>
    </style:style>
    <style:style style:name="P31" style:family="paragraph" style:parent-style-name="Heading_20_2">
      <style:text-properties fo:font-size="10pt" officeooo:paragraph-rsid="0028d4b3" style:font-size-asian="8.75pt" style:font-size-complex="10pt"/>
    </style:style>
    <style:style style:name="T1" style:family="text">
      <style:text-properties officeooo:rsid="00276640"/>
    </style:style>
    <style:style style:name="T2" style:family="text">
      <style:text-properties officeooo:rsid="001b51ad"/>
    </style:style>
    <style:style style:name="T3" style:family="text">
      <style:text-properties officeooo:rsid="001c7069"/>
    </style:style>
    <style:style style:name="T4" style:family="text">
      <style:text-properties officeooo:rsid="0020bfcb"/>
    </style:style>
    <style:style style:name="T5" style:family="text">
      <style:text-properties officeooo:rsid="00230eaf"/>
    </style:style>
    <style:style style:name="T6" style:family="text">
      <style:text-properties officeooo:rsid="00284fc7"/>
    </style:style>
    <style:style style:name="T7" style:family="text">
      <style:text-properties officeooo:rsid="0028d4b3"/>
    </style:style>
    <style:style style:name="T8" style:family="text">
      <style:text-properties officeooo:rsid="002a96ad"/>
    </style:style>
    <style:style style:name="T9" style:family="text">
      <style:text-properties officeooo:rsid="002bff0b"/>
    </style:style>
    <style:style style:name="T10" style:family="text">
      <style:text-properties officeooo:rsid="002d3e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4 Mbit (512 KByte)</text:h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8"/>
          </table:table-cell>
          <table:table-cell table:style-name="Tabelle1.A1" office:value-type="string">
            <text:p text:style-name="P20">Start</text:p>
          </table:table-cell>
          <table:table-cell table:style-name="Tabelle1.A1" office:value-type="string">
            <text:p text:style-name="P20">End</text:p>
          </table:table-cell>
          <table:table-cell table:style-name="Tabelle1.A1" office:value-type="string">
            <text:p text:style-name="P21">Size</text:p>
          </table:table-cell>
          <table:table-cell table:style-name="Tabelle1.E1" office:value-type="string">
            <text:p text:style-name="P20">Description</text:p>
          </table:table-cell>
        </table:table-row>
        <table:table-row>
          <table:table-cell table:style-name="Tabelle1.A2" table:number-rows-spanned="4" office:value-type="string">
            <text:p text:style-name="P22">User</text:p>
          </table:table-cell>
          <table:table-cell table:style-name="Tabelle1.B5" table:number-rows-spanned="2" office:value-type="string">
            <text:p text:style-name="P22">0x00000</text:p>
          </table:table-cell>
          <table:table-cell table:style-name="Tabelle1.C5" table:number-rows-spanned="2" office:value-type="string">
            <text:p text:style-name="P17">0x1FFFF</text:p>
          </table:table-cell>
          <table:table-cell table:style-name="Tabelle1.D5" table:number-rows-spanned="2" office:value-type="string">
            <text:p text:style-name="P16">131072 bytes</text:p>
          </table:table-cell>
          <table:table-cell table:style-name="Tabelle1.E2" office:value-type="string">
            <text:p text:style-name="P23">Main applic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1.E3" office:value-type="string">
            <text:p text:style-name="P26">firmware/0x00000.bin</text:p>
          </table:table-cell>
        </table:table-row>
        <table:table-row>
          <table:covered-table-cell/>
          <table:table-cell table:style-name="Tabelle1.B5" table:number-rows-spanned="2" office:value-type="string">
            <text:p text:style-name="P22">0x20000</text:p>
          </table:table-cell>
          <table:table-cell table:style-name="Tabelle1.C5" table:number-rows-spanned="2" office:value-type="string">
            <text:p text:style-name="P17">0x3<text:span text:style-name="T3">6</text:span>FFF</text:p>
          </table:table-cell>
          <table:table-cell table:style-name="Tabelle1.D5" table:number-rows-spanned="2" office:value-type="string">
            <text:p text:style-name="P16"><text:span text:style-name="T3">94208</text:span> bytes</text:p>
          </table:table-cell>
          <table:table-cell table:style-name="Tabelle1.E4" office:value-type="string">
            <text:p text:style-name="P24">ESP <text:span text:style-name="T2">f</text:span>ilesystem (Web UI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1.E5" office:value-type="string">
            <text:p text:style-name="P26">Included in main application binary.</text:p>
          </table:table-cell>
        </table:table-row>
        <table:table-row table:style-name="Tabelle1.6">
          <table:table-cell table:style-name="Tabelle1.A6" table:number-rows-spanned="2" office:value-type="string">
            <text:p text:style-name="P22">SDK</text:p>
          </table:table-cell>
          <table:table-cell table:style-name="Tabelle1.B7" table:number-rows-spanned="2" office:value-type="string">
            <text:p text:style-name="P22">0x3<text:span text:style-name="T5">6</text:span>000</text:p>
          </table:table-cell>
          <table:table-cell table:style-name="Tabelle1.C7" table:number-rows-spanned="2" office:value-type="string">
            <text:p text:style-name="P17">0x7<text:span text:style-name="T5">9</text:span>FFF</text:p>
          </table:table-cell>
          <table:table-cell table:style-name="Tabelle1.D7" table:number-rows-spanned="2" office:value-type="string">
            <text:p text:style-name="P16"><text:span text:style-name="T4">278528</text:span> bytes</text:p>
          </table:table-cell>
          <table:table-cell table:style-name="Tabelle1.E6" office:value-type="string">
            <text:p text:style-name="P24">SDK <text:span text:style-name="T2">l</text:span>ibraries</text:p>
          </table:table-cell>
        </table:table-row>
        <table:table-row table:style-name="Tabelle1.6">
          <table:covered-table-cell/>
          <table:covered-table-cell/>
          <table:covered-table-cell/>
          <table:covered-table-cell/>
          <table:table-cell table:style-name="Tabelle1.E7" office:value-type="string">
            <text:p text:style-name="P28">firmware/0x3<text:span text:style-name="T6">6</text:span>000.bin</text:p>
          </table:table-cell>
        </table:table-row>
        <table:table-row>
          <table:table-cell table:style-name="Tabelle1.A8" table:number-rows-spanned="8" office:value-type="string">
            <text:p text:style-name="P22">Config</text:p>
          </table:table-cell>
          <table:table-cell table:style-name="Tabelle1.B13" table:number-rows-spanned="2" office:value-type="string">
            <text:p text:style-name="P22">0x7<text:span text:style-name="T5">A</text:span>000</text:p>
          </table:table-cell>
          <table:table-cell table:style-name="Tabelle1.C13" table:number-rows-spanned="2" office:value-type="string">
            <text:p text:style-name="P17">0x7<text:span text:style-name="T5">A</text:span>FFF</text:p>
          </table:table-cell>
          <table:table-cell table:style-name="Tabelle1.D13" table:number-rows-spanned="2" office:value-type="string">
            <text:p text:style-name="P16">4096 bytes</text:p>
          </table:table-cell>
          <table:table-cell table:style-name="Tabelle1.E8" office:value-type="string">
            <text:p text:style-name="P24">Application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1.E9" office:value-type="string">
            <text:p text:style-name="P28">Written by application binary.</text:p>
          </table:table-cell>
        </table:table-row>
        <table:table-row>
          <table:covered-table-cell/>
          <table:table-cell table:style-name="Tabelle1.B13" table:number-rows-spanned="2" office:value-type="string">
            <text:p text:style-name="P22">0x7B000</text:p>
          </table:table-cell>
          <table:table-cell table:style-name="Tabelle1.C13" table:number-rows-spanned="2" office:value-type="string">
            <text:p text:style-name="P17">0x7BFFF</text:p>
          </table:table-cell>
          <table:table-cell table:style-name="Tabelle1.D13" table:number-rows-spanned="2" office:value-type="string">
            <text:p text:style-name="P16">4096 bytes</text:p>
          </table:table-cell>
          <table:table-cell table:style-name="Tabelle1.E10" office:value-type="string">
            <text:p text:style-name="P25">Calibration da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1.E11" office:value-type="string">
            <text:p text:style-name="P27">blank.bin</text:p>
          </table:table-cell>
        </table:table-row>
        <table:table-row>
          <table:covered-table-cell/>
          <table:table-cell table:style-name="Tabelle1.B13" table:number-rows-spanned="2" office:value-type="string">
            <text:p text:style-name="P22">0x7C000</text:p>
          </table:table-cell>
          <table:table-cell table:style-name="Tabelle1.C13" table:number-rows-spanned="2" office:value-type="string">
            <text:p text:style-name="P17">0x7DFFF</text:p>
          </table:table-cell>
          <table:table-cell table:style-name="Tabelle1.D13" table:number-rows-spanned="2" office:value-type="string">
            <text:p text:style-name="P16">8192 bytes</text:p>
          </table:table-cell>
          <table:table-cell table:style-name="Tabelle1.E12" office:value-type="string">
            <text:p text:style-name="P24">Default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1.E15" office:value-type="string">
            <text:p text:style-name="P26">esp_init_data_default.bin</text:p>
          </table:table-cell>
        </table:table-row>
        <table:table-row>
          <table:covered-table-cell/>
          <table:table-cell table:style-name="Tabelle1.B15" table:number-rows-spanned="2" office:value-type="string">
            <text:p text:style-name="P17">0x7E000</text:p>
          </table:table-cell>
          <table:table-cell table:style-name="Tabelle1.C15" table:number-rows-spanned="2" office:value-type="string">
            <text:p text:style-name="P17">0x7FFFF</text:p>
          </table:table-cell>
          <table:table-cell table:style-name="Tabelle1.D15" table:number-rows-spanned="2" office:value-type="string">
            <text:p text:style-name="P16">8192 bytes</text:p>
          </table:table-cell>
          <table:table-cell table:style-name="Tabelle1.E15" office:value-type="string">
            <text:p text:style-name="P24">WiFi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1.E15" office:value-type="string">
            <text:p text:style-name="P26">blank.bin</text:p>
          </table:table-cell>
        </table:table-row>
      </table:table>
      <text:h text:style-name="P31" text:outline-level="2"/>
      <text:h text:style-name="P30" text:outline-level="2"><text:span text:style-name="T7">8</text:span> Mbit (<text:span text:style-name="T7">1024 KByte</text:span>)</text:h>
      <text:p text:style-name="P1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8"/>
          </table:table-cell>
          <table:table-cell table:style-name="Tabelle2.A1" office:value-type="string">
            <text:p text:style-name="P20">Start</text:p>
          </table:table-cell>
          <table:table-cell table:style-name="Tabelle2.A1" office:value-type="string">
            <text:p text:style-name="P20">End</text:p>
          </table:table-cell>
          <table:table-cell table:style-name="Tabelle2.A1" office:value-type="string">
            <text:p text:style-name="P21">Size</text:p>
          </table:table-cell>
          <table:table-cell table:style-name="Tabelle2.E1" office:value-type="string">
            <text:p text:style-name="P20">Description</text:p>
          </table:table-cell>
        </table:table-row>
        <table:table-row>
          <table:table-cell table:style-name="Tabelle2.A2" table:number-rows-spanned="4" office:value-type="string">
            <text:p text:style-name="P22">User</text:p>
          </table:table-cell>
          <table:table-cell table:style-name="Tabelle2.B5" table:number-rows-spanned="2" office:value-type="string">
            <text:p text:style-name="P22">0x00000</text:p>
          </table:table-cell>
          <table:table-cell table:style-name="Tabelle2.C5" table:number-rows-spanned="2" office:value-type="string">
            <text:p text:style-name="P17">0x1FFFF</text:p>
          </table:table-cell>
          <table:table-cell table:style-name="Tabelle2.D5" table:number-rows-spanned="2" office:value-type="string">
            <text:p text:style-name="P16">131072 bytes</text:p>
          </table:table-cell>
          <table:table-cell table:style-name="Tabelle2.E2" office:value-type="string">
            <text:p text:style-name="P23">Main applic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2.E3" office:value-type="string">
            <text:p text:style-name="P26">firmware/0x00000.bin</text:p>
          </table:table-cell>
        </table:table-row>
        <table:table-row>
          <table:covered-table-cell/>
          <table:table-cell table:style-name="Tabelle2.B5" table:number-rows-spanned="2" office:value-type="string">
            <text:p text:style-name="P22">0x20000</text:p>
          </table:table-cell>
          <table:table-cell table:style-name="Tabelle2.C5" table:number-rows-spanned="2" office:value-type="string">
            <text:p text:style-name="P17">0x3<text:span text:style-name="T3">6</text:span>FFF</text:p>
          </table:table-cell>
          <table:table-cell table:style-name="Tabelle2.D5" table:number-rows-spanned="2" office:value-type="string">
            <text:p text:style-name="P16"><text:span text:style-name="T3">94208</text:span> bytes</text:p>
          </table:table-cell>
          <table:table-cell table:style-name="Tabelle2.E4" office:value-type="string">
            <text:p text:style-name="P24">ESP <text:span text:style-name="T2">f</text:span>ilesystem (Web UI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2.E5" office:value-type="string">
            <text:p text:style-name="P26">Included in main application binary.</text:p>
          </table:table-cell>
        </table:table-row>
        <table:table-row table:style-name="Tabelle2.6">
          <table:table-cell table:style-name="Tabelle2.A6" table:number-rows-spanned="2" office:value-type="string">
            <text:p text:style-name="P22">SDK</text:p>
          </table:table-cell>
          <table:table-cell table:style-name="Tabelle2.B7" table:number-rows-spanned="2" office:value-type="string">
            <text:p text:style-name="P22">0x3<text:span text:style-name="T5">6</text:span>000</text:p>
          </table:table-cell>
          <table:table-cell table:style-name="Tabelle2.C7" table:number-rows-spanned="2" office:value-type="string">
            <text:p text:style-name="P17">0x<text:span text:style-name="T10">F9</text:span>FFF</text:p>
          </table:table-cell>
          <table:table-cell table:style-name="Tabelle2.D7" table:number-rows-spanned="2" office:value-type="string">
            <text:p text:style-name="P16"><text:span text:style-name="T10">802816</text:span> bytes</text:p>
          </table:table-cell>
          <table:table-cell table:style-name="Tabelle2.E6" office:value-type="string">
            <text:p text:style-name="P24">SDK <text:span text:style-name="T2">l</text:span>ibraries</text:p>
          </table:table-cell>
        </table:table-row>
        <table:table-row table:style-name="Tabelle2.6">
          <table:covered-table-cell/>
          <table:covered-table-cell/>
          <table:covered-table-cell/>
          <table:covered-table-cell/>
          <table:table-cell table:style-name="Tabelle2.E7" office:value-type="string">
            <text:p text:style-name="P28">firmware/0x3<text:span text:style-name="T6">6</text:span>000.bin</text:p>
          </table:table-cell>
        </table:table-row>
        <table:table-row>
          <table:table-cell table:style-name="Tabelle2.A8" table:number-rows-spanned="8" office:value-type="string">
            <text:p text:style-name="P22">Config</text:p>
          </table:table-cell>
          <table:table-cell table:style-name="Tabelle2.B13" table:number-rows-spanned="2" office:value-type="string">
            <text:p text:style-name="P22">0x<text:span text:style-name="T9">FA</text:span>000</text:p>
          </table:table-cell>
          <table:table-cell table:style-name="Tabelle2.C13" table:number-rows-spanned="2" office:value-type="string">
            <text:p text:style-name="P17">0x<text:span text:style-name="T9">FA</text:span>FFF</text:p>
          </table:table-cell>
          <table:table-cell table:style-name="Tabelle2.D13" table:number-rows-spanned="2" office:value-type="string">
            <text:p text:style-name="P16">4096 bytes</text:p>
          </table:table-cell>
          <table:table-cell table:style-name="Tabelle2.E8" office:value-type="string">
            <text:p text:style-name="P24">Application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2.E9" office:value-type="string">
            <text:p text:style-name="P28">Written by application binary.</text:p>
          </table:table-cell>
        </table:table-row>
        <table:table-row>
          <table:covered-table-cell/>
          <table:table-cell table:style-name="Tabelle2.B13" table:number-rows-spanned="2" office:value-type="string">
            <text:p text:style-name="P22">0x<text:span text:style-name="T8">F</text:span>B000</text:p>
          </table:table-cell>
          <table:table-cell table:style-name="Tabelle2.C13" table:number-rows-spanned="2" office:value-type="string">
            <text:p text:style-name="P17">0x<text:span text:style-name="T8">F</text:span>BFFF</text:p>
          </table:table-cell>
          <table:table-cell table:style-name="Tabelle2.D13" table:number-rows-spanned="2" office:value-type="string">
            <text:p text:style-name="P16">4096 bytes</text:p>
          </table:table-cell>
          <table:table-cell table:style-name="Tabelle2.E10" office:value-type="string">
            <text:p text:style-name="P25">Calibration da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2.E11" office:value-type="string">
            <text:p text:style-name="P27">blank.bin</text:p>
          </table:table-cell>
        </table:table-row>
        <table:table-row>
          <table:covered-table-cell/>
          <table:table-cell table:style-name="Tabelle2.B13" table:number-rows-spanned="2" office:value-type="string">
            <text:p text:style-name="P22">0x<text:span text:style-name="T8">F</text:span>C000</text:p>
          </table:table-cell>
          <table:table-cell table:style-name="Tabelle2.C13" table:number-rows-spanned="2" office:value-type="string">
            <text:p text:style-name="P17">0x<text:span text:style-name="T8">F</text:span>DFFF</text:p>
          </table:table-cell>
          <table:table-cell table:style-name="Tabelle2.D13" table:number-rows-spanned="2" office:value-type="string">
            <text:p text:style-name="P16">8192 bytes</text:p>
          </table:table-cell>
          <table:table-cell table:style-name="Tabelle2.E12" office:value-type="string">
            <text:p text:style-name="P24">Default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2.E15" office:value-type="string">
            <text:p text:style-name="P26">esp_init_data_default.bin</text:p>
          </table:table-cell>
        </table:table-row>
        <table:table-row>
          <table:covered-table-cell/>
          <table:table-cell table:style-name="Tabelle2.B15" table:number-rows-spanned="2" office:value-type="string">
            <text:p text:style-name="P17">0x<text:span text:style-name="T8">F</text:span>E000</text:p>
          </table:table-cell>
          <table:table-cell table:style-name="Tabelle2.C15" table:number-rows-spanned="2" office:value-type="string">
            <text:p text:style-name="P17">0x<text:span text:style-name="T8">F</text:span>FFFF</text:p>
          </table:table-cell>
          <table:table-cell table:style-name="Tabelle2.D15" table:number-rows-spanned="2" office:value-type="string">
            <text:p text:style-name="P16">8192 bytes</text:p>
          </table:table-cell>
          <table:table-cell table:style-name="Tabelle2.E15" office:value-type="string">
            <text:p text:style-name="P24">WiFi configu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2.E15" office:value-type="string">
            <text:p text:style-name="P26">blank.bin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iFi Weather Sensor - Flash Memory Ma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08:46.597158489</meta:creation-date>
    <dc:date>2019-05-19T21:49:22.340625822</dc:date>
    <meta:editing-duration>PT2H50M11S</meta:editing-duration>
    <meta:editing-cycles>20</meta:editing-cycles>
    <meta:generator>LibreOffice/6.2.3.2$Linux_X86_64 LibreOffice_project/20$Build-2</meta:generator>
    <meta:document-statistic meta:table-count="2" meta:image-count="0" meta:object-count="0" meta:page-count="1" meta:paragraph-count="87" meta:word-count="145" meta:character-count="1055" meta:non-whitespace-character-count="997"/>
  </office:meta>
</office:document-meta>
</file>